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officeooo:paragraph-rsid="001979da"/>
    </style:style>
    <style:style style:name="P2" style:family="paragraph" style:parent-style-name="Standard">
      <style:paragraph-properties fo:line-height="200%"/>
      <style:text-properties officeooo:paragraph-rsid="001b927a"/>
    </style:style>
    <style:style style:name="P3" style:family="paragraph" style:parent-style-name="Standard">
      <style:paragraph-properties fo:margin-top="0in" fo:margin-bottom="0.1402in" style:contextual-spacing="true" fo:line-height="200%"/>
      <style:text-properties officeooo:paragraph-rsid="001f54bb"/>
    </style:style>
    <style:style style:name="P4"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4d7" style:font-size-asian="12pt" style:font-name-complex="Times New Roman1" style:font-size-complex="12pt"/>
    </style:style>
    <style:style style:name="T3" style:family="text">
      <style:text-properties style:font-name="Times New Roman" fo:font-size="12pt" officeooo:rsid="001979da" style:font-size-asian="12pt" style:font-name-complex="Times New Roman1" style:font-size-complex="12pt"/>
    </style:style>
    <style:style style:name="T4" style:family="text">
      <style:text-properties style:font-name="Times New Roman" fo:font-size="12pt" officeooo:rsid="001b927a" style:font-size-asian="12pt" style:font-name-complex="Times New Roman1" style:font-size-complex="12pt"/>
    </style:style>
    <style:style style:name="T5" style:family="text">
      <style:text-properties style:font-name="Times New Roman" fo:font-size="12pt" officeooo:rsid="001f44cd" style:font-size-asian="12pt" style:font-name-complex="Times New Roman1" style:font-size-complex="12pt"/>
    </style:style>
    <style:style style:name="T6" style:family="text">
      <style:text-properties style:font-name="Times New Roman" fo:font-size="12pt" officeooo:rsid="001f54bb" style:font-size-asian="12pt" style:font-name-complex="Times New Roman1" style:font-size-complex="12pt"/>
    </style:style>
    <style:style style:name="T7" style:family="text">
      <style:text-properties style:font-name="Times New Roman" fo:font-size="12pt" officeooo:rsid="00200ed4" style:font-size-asian="12pt" style:font-name-complex="Times New Roman1" style:font-size-complex="12pt"/>
    </style:style>
    <style:style style:name="T8" style:family="text">
      <style:text-properties officeooo:rsid="001b92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trick Austin<text:line-break/>CS 202 Project <text:span text:style-name="T8">4</text:span> Documentation</text:p>
      <text:p text:style-name="P2"><text:span text:style-name="T1">Purpose: <text:line-break/></text:span><text:span text:style-name="T5">This project continues along last week's strategy of reimplementing the features of previous projects using dynamic memory. The largest addition is the re-implementation of the deal process from Project 2, but now able to accommodate a variable number of players specified by the user at the beginning of the program. This involves the re-introduction of the hand data member,</text:span><text:span text:style-name="T7"> now as</text:span><text:span text:style-name="T5"> a pointer to a </text:span><text:span text:style-name="T7">dynamically allocated </text:span><text:span text:style-name="T5">array of 3 cards, to the player struct. The manipulation of the pointers and dynamic memory of the hands turned out to be the crux of the program.</text:span></text:p>
      <text:p text:style-name="P1"><text:span text:style-name="T1">Design: <text:line-break/></text:span><text:span text:style-name="T3">Much of the program is directly adapted </text:span><text:span text:style-name="T4">from last week's project, but with </text:span><text:span text:style-name="T5">the addition of the functionality needed to deal out a complete game state for the start of a game of SCAT. Also, this week features the movement of some basic but essential string functions (string copy, string length, etc.) out of the main driver program and into separate specification and implementation files. This week's implementation of user ability to specify the number of players of SCAT also led to significant redesign of the initial user input process. The menus also saw significant revision to try to avoid printing huge walls of text to the console all at once.</text:span></text:p>
      <text:p text:style-name="P3"><text:span text:style-name="T1">Problems: <text:line-break/></text:span><text:span text:style-name="T5">Problems this week largely related to manipulating the player's hands using pointers and dynamic memory. These were not insurmountable, but the behavior of the hand pointers did </text:span><text:soft-page-break/><text:span text:style-name="T5">take a little elbow grease to understand and manipulate without going out of bounds. The function that deals the cards to the players took particular attention, though I am now confident it works correctly. My other problem was </text:span><text:span text:style-name="T6">significant</text:span><text:span text:style-name="T5"> confusion regarding the process of compiling </text:span><text:span text:style-name="T6">using multiple input files and make files. I confess that in the end I do not have a great understanding of what I was supposed to accomplish or achieve through my makefile for this project, but </text:span><text:span text:style-name="T7">in my testing</text:span><text:span text:style-name="T6"> it does work and I encourage you to compile my program using it.<text:line-break/>Problems:</text:span><text:span text:style-name="T1"><text:line-break/></text:span><text:span text:style-name="T2">Mostly N/A, </text:span><text:span text:style-name="T3">I am satisfied that this program meets the requirements set out by the prompt. </text:span><text:span text:style-name="T5">Ambiguity with the multiple file compiling process aside I am pleased with the program itsel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6</meta:editing-cycles>
    <meta:creation-date>2014-09-03T01:05:00</meta:creation-date>
    <dc:date>2014-09-29T12:59:46.817537705</dc:date>
    <meta:editing-duration>PT23M1S</meta:editing-duration>
    <meta:generator>LibreOffice/4.2.4.2$Linux_X86_64 LibreOffice_project/420m0$Build-2</meta:generator>
    <meta:document-statistic meta:table-count="0" meta:image-count="0" meta:object-count="0" meta:page-count="2" meta:paragraph-count="4" meta:word-count="372" meta:character-count="2228" meta:non-whitespace-character-count="18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